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Preformatted_20_Text">
      <style:paragraph-properties fo:padding="0.0193in" fo:border="0.0008in solid #d9d9e3"/>
    </style:style>
    <style:style style:name="P4" style:family="paragraph" style:parent-style-name="Heading_20_3">
      <style:paragraph-properties fo:padding="0.0193in" fo:border="0.0008in solid #d9d9e3"/>
    </style:style>
    <style:style style:name="P5" style:family="paragraph" style:parent-style-name="Standard">
      <style:paragraph-properties fo:margin-top="0in" fo:margin-bottom="0.1965in" fo:padding="0.0193in" fo:border="0.0008in solid #d9d9e3"/>
    </style:style>
    <style:style style:name="P6" style:family="paragraph" style:parent-style-name="Preformatted_20_Text">
      <style:paragraph-properties fo:margin-top="0in" fo:margin-bottom="0.1965in"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You</text:p>
      <text:p text:style-name="P1">Css - что ето и из чего состоит, полная картина</text:p>
      <text:p text:style-name="P1">ChatGPT</text:p>
      <text:p text:style-name="P5">ChatGPT</text:p>
      <text:p text:style-name="P2">CSS (Cascading Style Sheets) является языком стилей, используемым для оформления и внешнего вида веб-страниц. Он предоставляет инструкции о том, как HTML-элементы должны отображаться на экране пользователя. CSS состоит из нескольких основных компонентов:</text:p>
      <text:h text:style-name="P4" text:outline-level="3">Селекторы</text:h>
      <text:p text:style-name="P2">Определяют, к каким элементам HTML будут применяться стили. Селекторы могут быть элементарными (например, <text:span text:style-name="Source_20_Text">p</text:span>, <text:span text:style-name="Source_20_Text">h1</text:span>, <text:span text:style-name="Source_20_Text">div</text:span>) или более сложными, такими как классы (<text:span text:style-name="Source_20_Text">.class-name</text:span>), идентификаторы (<text:span text:style-name="Source_20_Text">#id-name</text:span>), псевдоклассы (<text:span text:style-name="Source_20_Text">:hover</text:span>, <text:span text:style-name="Source_20_Text">:first-child</text:span>) и другие атрибуты элементов.</text:p>
      <text:h text:style-name="P4" text:outline-level="3">Свойства</text:h>
      <text:p text:style-name="P2">Определяют внешний вид элементов, такие как цвет текста, размер шрифта, отступы, границы, фоны и многое другое. Например, <text:span text:style-name="Source_20_Text">color</text:span>, <text:span text:style-name="Source_20_Text">font-size</text:span>, <text:span text:style-name="Source_20_Text">margin</text:span>, <text:span text:style-name="Source_20_Text">border</text:span>, <text:span text:style-name="Source_20_Text">background</text:span>.</text:p>
      <text:h text:style-name="P4" text:outline-level="3">Значения</text:h>
      <text:p text:style-name="P2">Представляют собой конкретные настройки для свойств. Например, для свойства <text:span text:style-name="Source_20_Text">color</text:span> значения могут быть конкретными цветами (<text:span text:style-name="Source_20_Text">red</text:span>, <text:span text:style-name="Source_20_Text">#FF0000</text:span>, <text:span text:style-name="Source_20_Text">rgb(255, 0, 0)</text:span>).</text:p>
      <text:h text:style-name="P4" text:outline-level="3">Правила</text:h>
      <text:p text:style-name="P2">Правила CSS состоят из селектора и блока свойств и их значений. Например:</text:p>
      <text:p text:style-name="P3">cssCopy code</text:p>
      <text:p text:style-name="P3"><text:span text:style-name="Source_20_Text">p {</text:span></text:p>
      <text:p text:style-name="P3"><text:span text:style-name="Source_20_Text"><text:s text:c="2"/>color: blue;</text:span></text:p>
      <text:p text:style-name="P3"><text:span text:style-name="Source_20_Text"><text:s text:c="2"/>font-size: 16px;</text:span></text:p>
      <text:p text:style-name="P6"><text:span text:style-name="Source_20_Text">}</text:span></text:p>
      <text:p text:style-name="P2">Это правило говорит о том, что для всех элементов <text:span text:style-name="Source_20_Text">&lt;p&gt;</text:span> текст будет синим цветом и иметь размер шрифта 16 пикселей.</text:p>
      <text:h text:style-name="P4" text:outline-level="3">Каскадирование и наследование</text:h>
      <text:p text:style-name="P2">CSS использует принцип каскадирования, где стили применяются к элементам в зависимости от приоритетности правил и их специфичности. Также многие стили наследуются от родительских элементов.</text:p>
      <text:p text:style-name="P2">CSS широко используется для создания адаптивных, красивых и удобочитаемых веб-страниц, позволяя разработчикам контролировать внешний вид и расположение элементов на страниц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33S</meta:editing-duration>
    <meta:editing-cycles>4</meta:editing-cycles>
    <meta:generator>OpenOffice/4.1.14$Win32 OpenOffice.org_project/4114m1$Build-9811</meta:generator>
    <dc:date>2024-03-10T18:26:28.05</dc:date>
    <dc:creator>Dima Wide</dc:creator>
    <meta:document-statistic meta:table-count="0" meta:image-count="0" meta:object-count="0" meta:page-count="1" meta:paragraph-count="22" meta:word-count="211" meta:character-count="1558"/>
    <meta:user-defined meta:name="Info 1"/>
    <meta:user-defined meta:name="Info 2"/>
    <meta:user-defined meta:name="Info 3"/>
    <meta:user-defined meta:name="Info 4"/>
  </office:meta>
</office:document-meta>
</file>